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83125cm" style:use-optimal-column-width="true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5.715cm" style:use-optimal-column-width="true"/>
    </style:style>
    <style:style style:name="co8" style:family="table-column">
      <style:table-column-properties fo:break-before="auto" style:column-width="3.333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sktop Studies</text:p>
          </table:table-cell>
          <table:table-cell table:number-columns-repeated="8" table:style-name="ce1"/>
          <table:table-cell office:value-type="string" table:style-name="ce1">
            <text:p>SOE studies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8" table:style-name="ce1"/>
          <table:table-cell office:value-type="string" table:style-name="ce1">
            <text:p>MPI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7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2496" table:style-name="ce1">
            <text:p>2496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1792" table:style-name="ce1">
            <text:p>1792</text:p>
          </table:table-cell>
          <table:table-cell table:style-name="ce1"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4.63" table:style-name="ce1">
            <text:p>404.63</text:p>
          </table:table-cell>
          <table:table-cell office:value-type="float" office:value="556" table:style-name="ce1">
            <text:p>556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73" table:style-name="ce1">
            <text:p>14.73</text:p>
          </table:table-cell>
          <table:table-cell office:value-type="float" office:value="1" table:formula="of:=[.$C$8]/[.C8]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256" table:formula="of:=[.F8]*256" table:style-name="ce1">
            <text:p>256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85" table:style-name="ce1">
            <text:p>98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75153061224489792" table:formula="of:=[.$C$8]/[.C9]" table:style-name="ce1">
            <text:p>0.7515306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8.4" table:style-name="ce1">
            <text:p>128.4</text:p>
          </table:table-cell>
          <table:table-cell office:value-type="float" office:value="512" table:formula="of:=[.F9]*256" table:style-name="ce1">
            <text:p>5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43" table:style-name="ce1">
            <text:p>243</text:p>
          </table:table-cell>
          <table:table-cell office:value-type="float" office:value="365" table:style-name="ce1">
            <text:p>36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office:value-type="float" office:value="2.0241245970301847E-2" table:formula="of:=[.$C$8]/[.C10]" table:style-name="ce1">
            <text:p>0.02024124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9.813" table:style-name="ce1">
            <text:p>119.813</text:p>
          </table:table-cell>
          <table:table-cell office:value-type="float" office:value="1024" table:formula="of:=[.F10]*256" table:style-name="ce1">
            <text:p>10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90" table:style-name="ce1">
            <text:p>490</text:p>
          </table:table-cell>
          <table:table-cell office:value-type="float" office:value="361" table:style-name="ce1">
            <text:p>361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office:value-type="float" office:value="1.9932341001353181E-2" table:formula="of:=[.$C$8]/[.C11]" table:style-name="ce1">
            <text:p>0.01993234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6.233" table:style-name="ce1">
            <text:p>116.233</text:p>
          </table:table-cell>
          <table:table-cell office:value-type="float" office:value="2048" table:formula="of:=[.F11]*256" table:style-name="ce1">
            <text:p>20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97" table:style-name="ce1">
            <text:p>497</text:p>
          </table:table-cell>
          <table:table-cell office:value-type="float" office:value="366" table:style-name="ce1">
            <text:p>366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office:value-type="float" office:value="1.9825033647375506E-2" table:formula="of:=[.$C$8]/[.C12]" table:style-name="ce1">
            <text:p>0.01982503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3.4" table:style-name="ce1">
            <text:p>173.4</text:p>
          </table:table-cell>
          <table:table-cell office:value-type="float" office:value="4096" table:formula="of:=[.F12]*256" table:style-name="ce1">
            <text:p>40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107" table:style-name="ce1">
            <text:p>1107</text:p>
          </table:table-cell>
          <table:table-cell office:value-type="float" office:value="1097" table:style-name="ce1">
            <text:p>109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office:value-type="float" office:value="2.0095497953615281E-2" table:formula="of:=[.$C$8]/[.C13]" table:style-name="ce1">
            <text:p>0.02009549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25" table:style-name="ce1">
            <text:p>225</text:p>
          </table:table-cell>
          <table:table-cell office:value-type="float" office:value="8192" table:formula="of:=[.F13]*256" table:style-name="ce1">
            <text:p>819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Speed up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formula="of:=[.G8]/[.$G$8]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number-columns-repeated="2" table:style-name="ce1"/>
          <table:table-cell office:value-type="float" office:value="0.97052154195011331" table:formula="of:=[.G9]/[.$G$8]" table:style-name="ce1">
            <text:p>0.970521542</text:p>
          </table:table-cell>
          <table:table-cell table:number-columns-repeated="3" table:style-name="ce1"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office:value-type="float" office:value="1" table:formula="of:=[.$C$18]/[.C18]" table:style-name="ce1">
            <text:p>1</text:p>
          </table:table-cell>
          <table:table-cell table:number-columns-repeated="2" table:style-name="ce1"/>
          <table:table-cell office:value-type="float" office:value="0.90561602418745268" table:formula="of:=[.G10]/[.$G$8]" table:style-name="ce1">
            <text:p>0.905616024</text:p>
          </table:table-cell>
          <table:table-cell table:number-columns-repeated="3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4019607843137256" table:formula="of:=[.$C$18]/[.C19]" table:style-name="ce1">
            <text:p>1.401960784</text:p>
          </table:table-cell>
          <table:table-cell table:number-columns-repeated="2" table:style-name="ce1"/>
          <table:table-cell office:value-type="float" office:value="0.87855631141345425" table:formula="of:=[.G11]/[.$G$8]" table:style-name="ce1">
            <text:p>0.87855631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office:value-type="float" office:value="3.7730870712401055E-2" table:formula="of:=[.$C$18]/[.C20]" table:style-name="ce1">
            <text:p>0.037730871</text:p>
          </table:table-cell>
          <table:table-cell table:number-columns-repeated="2" table:style-name="ce1"/>
          <table:table-cell office:value-type="float" office:value="1.3106575963718821" table:formula="of:=[.G12]/[.$G$8]" table:style-name="ce1">
            <text:p>1.31065759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ashed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office:value-type="float" office:value="3.755252100840336E-2" table:formula="of:=[.$C$18]/[.C21]" table:style-name="ce1">
            <text:p>0.037552521</text:p>
          </table:table-cell>
          <table:table-cell table:number-columns-repeated="2" table:style-name="ce1"/>
          <table:table-cell office:value-type="float" office:value="1.7006802721088434" table:formula="of:=[.G13]/[.$G$8]" table:style-name="ce1">
            <text:p>1.70068027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office:value-type="float" office:value="3.662909836065574E-2" table:formula="of:=[.$C$18]/[.C22]" table:style-name="ce1">
            <text:p>0.036629098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office:value-type="float" office:value="3.6610343061955965E-2" table:formula="of:=[.$C$18]/[.C23]" table:style-name="ce1">
            <text:p>0.036610343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number-columns-repeated="6" table:style-name="ce1"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office:value-type="float" office:value="1" table:formula="of:=[.$C$28]/[.C28]" table:style-name="ce1">
            <text:p>1</text:p>
          </table:table-cell>
          <table:table-cell table:number-columns-repeated="6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.4300000000000002" table:formula="of:=[.$C$28]/[.C29]" table:style-name="ce1">
            <text:p>1.4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65.2" table:style-name="ce1">
            <text:p>165.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office:value-type="float" office:value="6.9451189898008747E-2" table:formula="of:=[.$C$28]/[.C30]" table:style-name="ce1">
            <text:p>0.06945119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office:value-type="float" office:value="6.9350145489815718E-2" table:formula="of:=[.$C$28]/[.C31]" table:style-name="ce1">
            <text:p>0.069350145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office:value-type="float" office:value="6.9316529326223938E-2" table:formula="of:=[.$C$28]/[.C32]" table:style-name="ce1">
            <text:p>0.069316529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office:value-type="float" office:value="6.921587608906099E-2" table:formula="of:=[.$C$28]/[.C33]" table:style-name="ce1">
            <text:p>0.069215876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nmare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18.86" table:style-name="ce1">
            <text:p>118.8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.48" table:style-name="ce1">
            <text:p>167.48</text:p>
          </table:table-cell>
          <table:table-cell office:value-type="float" office:value="256" table:formula="of:=[.F43]*256" table:style-name="ce1">
            <text:p>256</text:p>
          </table:table-cell>
          <table:table-cell office:value-type="float" office:value="63.5824" table:style-name="ce1">
            <text:p>63.5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4.7611" table:style-name="ce1">
            <text:p>174.7611</text:p>
          </table:table-cell>
          <table:table-cell office:value-type="float" office:value="512" table:formula="of:=[.F44]*256" table:style-name="ce1">
            <text:p>512</text:p>
          </table:table-cell>
          <table:table-cell office:value-type="float" office:value="81.188299999999998" table:style-name="ce1">
            <text:p>81.188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47.6" table:style-name="ce1">
            <text:p>447.6</text:p>
          </table:table-cell>
          <table:table-cell office:value-type="float" office:value="1024" table:formula="of:=[.F45]*256" table:style-name="ce1">
            <text:p>1024</text:p>
          </table:table-cell>
          <table:table-cell office:value-type="float" office:value="447.55700000000002" table:style-name="ce1">
            <text:p>447.55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87.7" table:style-name="ce1">
            <text:p>987.7</text:p>
          </table:table-cell>
          <table:table-cell office:value-type="float" office:value="2048" table:formula="of:=[.F46]*256" table:style-name="ce1">
            <text:p>204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45" table:style-name="ce1">
            <text:p>1245</text:p>
          </table:table-cell>
          <table:table-cell office:value-type="float" office:value="4096" table:formula="of:=[.F47]*256" table:style-name="ce1">
            <text:p>409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924" table:style-name="ce1">
            <text:p>1924</text:p>
          </table:table-cell>
          <table:table-cell office:value-type="float" office:value="8192" table:formula="of:=[.F48]*256" table:style-name="ce1">
            <text:p>819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  <table:table table:name="Profile1" table:style-name="ta2"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1</text:p>
          </table:table-cell>
          <table:table-cell table:number-columns-repeated="3" table:style-name="ce1"/>
          <table:table-cell office:value-type="string" table:style-name="ce1">
            <text:p>C2</text:p>
          </table:table-cell>
          <table:table-cell table:number-columns-repeated="4" table:style-name="ce1"/>
          <table:table-cell office:value-type="string" table:style-name="ce1">
            <text:p>C4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office:value-type="string" table:style-name="ce1">
            <text:p>GPU activity</text:p>
          </table:table-cell>
          <table:table-cell office:value-type="string" table:style-name="ce1">
            <text:p>Times</text:p>
          </table:table-cell>
          <table:table-cell office:value-type="string" table:style-name="ce1">
            <text:p>%time</text:p>
          </table:table-cell>
          <table:table-cell table:style-name="ce1"/>
          <table:table-cell office:value-type="string" table:style-name="ce1">
            <text:p>GPU activity</text:p>
          </table:table-cell>
          <table:table-cell office:value-type="string" table:style-name="ce1">
            <text:p>Times</text:p>
          </table:table-cell>
          <table:table-cell office:value-type="string" table:style-name="ce1">
            <text:p>%time</text:p>
          </table:table-cell>
          <table:table-cell table:number-columns-repeated="2" table:style-name="ce1"/>
          <table:table-cell office:value-type="string" table:style-name="ce1">
            <text:p>GPU activity</text:p>
          </table:table-cell>
          <table:table-cell office:value-type="string" table:style-name="ce1">
            <text:p>Times</text:p>
          </table:table-cell>
          <table:table-cell office:value-type="string" table:style-name="ce1">
            <text:p>%time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Agg. Kernel</text:p>
          </table:table-cell>
          <table:table-cell office:value-type="float" office:value="132.351" table:style-name="ce1">
            <text:p>132.351</text:p>
          </table:table-cell>
          <table:table-cell office:value-type="float" office:value="25.614521301405258" table:formula="of:=[.D5]*100/SUM([.$D$5:.$D$11])" table:style-name="ce1">
            <text:p>25.6145213</text:p>
          </table:table-cell>
          <table:table-cell table:style-name="ce1"/>
          <table:table-cell office:value-type="string" table:style-name="ce1">
            <text:p>Agg. Kernel</text:p>
          </table:table-cell>
          <table:table-cell office:value-type="float" office:value="1100" table:style-name="ce1">
            <text:p>1100</text:p>
          </table:table-cell>
          <table:table-cell office:value-type="float" office:value="23.79874740701829" table:formula="of:=[.H5]*100/SUM([.$H$5:.$H$11])" table:style-name="ce1">
            <text:p>23.79874741</text:p>
          </table:table-cell>
          <table:table-cell table:number-columns-repeated="2" table:style-name="ce1"/>
          <table:table-cell office:value-type="string" table:style-name="ce1">
            <text:p>Agg. Kernel</text:p>
          </table:table-cell>
          <table:table-cell office:value-type="float" office:value="71.36" table:style-name="ce1">
            <text:p>71.36</text:p>
          </table:table-cell>
          <table:table-cell office:value-type="float" office:value="25.06841471083148" table:formula="of:=[.M5]*100/SUM([.$M$5:.$M$11])" table:style-name="ce1">
            <text:p>25.0684147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Breakage Kernel</text:p>
          </table:table-cell>
          <table:table-cell office:value-type="float" office:value="123.62" table:style-name="ce1">
            <text:p>123.62</text:p>
          </table:table-cell>
          <table:table-cell office:value-type="float" office:value="23.924769161394458" table:formula="of:=[.D6]*100/SUM([.$D$5:.$D$11])" table:style-name="ce1">
            <text:p>23.92476916</text:p>
          </table:table-cell>
          <table:table-cell table:style-name="ce1"/>
          <table:table-cell office:value-type="string" table:style-name="ce1">
            <text:p>Breakage Kernel</text:p>
          </table:table-cell>
          <table:table-cell office:value-type="float" office:value="1100" table:style-name="ce1">
            <text:p>1100</text:p>
          </table:table-cell>
          <table:table-cell office:value-type="float" office:value="23.79874740701829" table:formula="of:=[.H6]*100/SUM([.$H$5:.$H$11])" table:style-name="ce1">
            <text:p>23.79874741</text:p>
          </table:table-cell>
          <table:table-cell table:number-columns-repeated="2" table:style-name="ce1"/>
          <table:table-cell office:value-type="string" table:style-name="ce1">
            <text:p>Breakage Kernel</text:p>
          </table:table-cell>
          <table:table-cell office:value-type="float" office:value="69.22" table:style-name="ce1">
            <text:p>69.22</text:p>
          </table:table-cell>
          <table:table-cell office:value-type="float" office:value="24.316643305545895" table:formula="of:=[.M6]*100/SUM([.$M$5:.$M$11])" table:style-name="ce1">
            <text:p>24.3166433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Cons. Kernel</text:p>
          </table:table-cell>
          <table:table-cell office:value-type="float" office:value="1.71" table:style-name="ce1">
            <text:p>1.71</text:p>
          </table:table-cell>
          <table:table-cell office:value-type="float" office:value="0.33094446906636887" table:formula="of:=[.D7]*100/SUM([.$D$5:.$D$11])" table:style-name="ce1">
            <text:p>0.330944469</text:p>
          </table:table-cell>
          <table:table-cell table:style-name="ce1"/>
          <table:table-cell office:value-type="string" table:style-name="ce1">
            <text:p>Cons. Kernel</text:p>
          </table:table-cell>
          <table:table-cell office:value-type="float" office:value="154.96199999999999" table:style-name="ce1">
            <text:p>154.962</text:p>
          </table:table-cell>
          <table:table-cell office:value-type="float" office:value="3.3526377233512439" table:formula="of:=[.H7]*100/SUM([.$H$5:.$H$11])" table:style-name="ce1">
            <text:p>3.352637723</text:p>
          </table:table-cell>
          <table:table-cell table:number-columns-repeated="2" table:style-name="ce1"/>
          <table:table-cell office:value-type="string" table:style-name="ce1">
            <text:p>Cons. Kernel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34145878782130323" table:formula="of:=[.M7]*100/SUM([.$M$5:.$M$11])" table:style-name="ce1">
            <text:p>0.34145878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Copying data<text:s/></text:p>
          </table:table-cell>
          <table:table-cell office:value-type="float" office:value="0.104" table:style-name="ce1">
            <text:p>0.104</text:p>
          </table:table-cell>
          <table:table-cell office:value-type="float" office:value="2.0127616832106648E-2" table:formula="of:=[.D8]*100/SUM([.$D$5:.$D$11])" table:style-name="ce1">
            <text:p>0.020127617</text:p>
          </table:table-cell>
          <table:table-cell table:style-name="ce1"/>
          <table:table-cell office:value-type="string" table:style-name="ce1">
            <text:p>Copying data</text:p>
          </table:table-cell>
          <table:table-cell office:value-type="float" office:value="2.85" table:style-name="ce1">
            <text:p>2.85</text:p>
          </table:table-cell>
          <table:table-cell office:value-type="float" office:value="6.1660391009092846E-2" table:formula="of:=[.H8]*100/SUM([.$H$5:.$H$11])" table:style-name="ce1">
            <text:p>0.061660391</text:p>
          </table:table-cell>
          <table:table-cell table:number-columns-repeated="2" table:style-name="ce1"/>
          <table:table-cell office:value-type="string" table:style-name="ce1">
            <text:p>Copying data</text:p>
          </table:table-cell>
          <table:table-cell office:value-type="float" office:value="0.02" table:style-name="ce1">
            <text:p>0.02</text:p>
          </table:table-cell>
          <table:table-cell office:value-type="float" office:value="7.0259009839774324E-3" table:formula="of:=[.M8]*100/SUM([.$M$5:.$M$11])" table:style-name="ce1">
            <text:p>0.00702590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Kernel launch commands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.3740969183457422E-2" table:formula="of:=[.D9]*100/SUM([.$D$5:.$D$11])" table:style-name="ce1">
            <text:p>0.013740969</text:p>
          </table:table-cell>
          <table:table-cell table:style-name="ce1"/>
          <table:table-cell office:value-type="string" table:style-name="ce1">
            <text:p>Kernel launch commands</text:p>
          </table:table-cell>
          <table:table-cell office:value-type="float" office:value="6.26" table:style-name="ce1">
            <text:p>6.26</text:p>
          </table:table-cell>
          <table:table-cell office:value-type="float" office:value="0.13543650797084955" table:formula="of:=[.H9]*100/SUM([.$H$5:.$H$11])" table:style-name="ce1">
            <text:p>0.135436508</text:p>
          </table:table-cell>
          <table:table-cell table:number-columns-repeated="2" table:style-name="ce1"/>
          <table:table-cell office:value-type="string" table:style-name="ce1">
            <text:p>Kernel launch commands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2.4941948493119884E-2" table:formula="of:=[.M9]*100/SUM([.$M$5:.$M$11])" table:style-name="ce1">
            <text:p>0.02494194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Initialization calculations</text:p>
          </table:table-cell>
          <table:table-cell office:value-type="float" office:value="4.7E-2" table:style-name="ce1">
            <text:p>0.047</text:p>
          </table:table-cell>
          <table:table-cell office:value-type="float" office:value="9.0961345298943494E-3" table:formula="of:=[.D10]*100/SUM([.$D$5:.$D$11])" table:style-name="ce1">
            <text:p>0.009096135</text:p>
          </table:table-cell>
          <table:table-cell table:style-name="ce1"/>
          <table:table-cell office:value-type="string" table:style-name="ce1">
            <text:p>Initialization calculations</text:p>
          </table:table-cell>
          <table:table-cell office:value-type="float" office:value="0.02" table:style-name="ce1">
            <text:p>0.02</text:p>
          </table:table-cell>
          <table:table-cell office:value-type="float" office:value="4.3270449830942347E-4" table:formula="of:=[.H10]*100/SUM([.$H$5:.$H$11])" table:style-name="ce1">
            <text:p>0.000432704</text:p>
          </table:table-cell>
          <table:table-cell table:number-columns-repeated="2" table:style-name="ce1"/>
          <table:table-cell office:value-type="string" table:style-name="ce1">
            <text:p>Initialization calculations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6.323310885579689E-3" table:formula="of:=[.M10]*100/SUM([.$M$5:.$M$11])" table:style-name="ce1">
            <text:p>0.006323311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1">
            <text:p>Other CUDA API calls</text:p>
          </table:table-cell>
          <table:table-cell office:value-type="float" office:value="258.8" table:style-name="ce1">
            <text:p>258.8</text:p>
          </table:table-cell>
          <table:table-cell office:value-type="float" office:value="50.086800347588465" table:formula="of:=[.D11]*100/SUM([.$D$5:.$D$11])" table:style-name="ce1">
            <text:p>50.08680035</text:p>
          </table:table-cell>
          <table:table-cell table:style-name="ce1"/>
          <table:table-cell office:value-type="string" table:style-name="ce1">
            <text:p>Other CUDA API calls</text:p>
          </table:table-cell>
          <table:table-cell office:value-type="float" office:value="2258" table:style-name="ce1">
            <text:p>2258</text:p>
          </table:table-cell>
          <table:table-cell office:value-type="float" office:value="48.852337859133911" table:formula="of:=[.H11]*100/SUM([.$H$5:.$H$11])" table:style-name="ce1">
            <text:p>48.85233786</text:p>
          </table:table-cell>
          <table:table-cell table:number-columns-repeated="2" table:style-name="ce1"/>
          <table:table-cell office:value-type="string" table:style-name="ce1">
            <text:p>Other CUDA API calls</text:p>
          </table:table-cell>
          <table:table-cell office:value-type="float" office:value="143" table:style-name="ce1">
            <text:p>143</text:p>
          </table:table-cell>
          <table:table-cell office:value-type="float" office:value="50.235192035438644" table:formula="of:=[.M11]*100/SUM([.$M$5:.$M$11])" table:style-name="ce1">
            <text:p>50.2351920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3" draw:id="id2" draw:style-name="a2" draw:name="Chart 4" svg:x="1.13542in" svg:y="0.16667in" svg:width="5.32292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96354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1" draw:style-name="a1" draw:name="Chart 3" svg:x="0.99479in" svg:y="0.0104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Chaitanya Sampat</dc:creator>
    <meta:creation-date>2019-04-12T14:49:31Z</meta:creation-date>
    <dc:date>2019-11-07T22:00:50Z</dc:date>
    <meta:editing-cycles>10</meta:editing-cycles>
    <meta:editing-duration>PT3421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C1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Profile1.$C$5:.$C$11"/>
          </chart:axis>
          <chart:axis chart:dimension="y"/>
          <chart:series chart:label-cell-address="Profile1.$E$4" chart:values-cell-range-address="Profile1.$E$5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C4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Profile1.$L$5:.$L$11"/>
          </chart:axis>
          <chart:axis chart:dimension="y"/>
          <chart:series chart:label-cell-address="Profile1.$N$4" chart:values-cell-range-address="Profile1.$N$5:.$N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43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83.25pt" chart:style-name="Crt0">
        <chart:legend svg:x="248.2732283464567pt" svg:y="25.87464566929134pt" chart:style-name="Lgnd"/>
        <chart:plot-area chart:style-name="Plt0">
          <chart:axis chart:dimension="x">
            <chart:categories table:cell-range-address="Profile1.$G$5:.$G$11"/>
          </chart:axis>
          <chart:axis chart:dimension="y"/>
          <chart:series chart:label-cell-address="Profile1.$I$4" chart:values-cell-range-address="Profile1.$I$5:.$I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